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5-06-04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5-05-0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5-03-31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5-03-03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5-01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5-01-02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4-12-0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4-11-14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4-10-1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4-09-0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4-08-0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4-07-09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4-06-0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4-05-0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4-04-0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4-02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4-01-3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4-01-0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3-12-0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3-11-0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3-09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3-08-2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3-08-0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3-06-2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3-05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3-04-1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3-03-2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3-02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3-01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3-01-0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2-12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2-10-3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2-09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2-08-2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2-07-2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2-06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2-05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2-04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2-03-22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2-02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2-01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1-12-2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1-11-2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1-10-2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1-09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1-08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1-07-2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1-06-2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1-05-2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1-04-2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1-03-2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1-03-0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1-01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0-12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0-11-1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0-10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0-09-2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0-08-2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0-07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0-04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0-03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0-02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20-01-28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9-12-23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9-11-27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9-11-01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9-09-2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9-08-30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9-07-3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9-06-2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9-05-30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9-04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9-03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9-03-0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9-01-3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8-11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8-10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8-09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8-08-31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8-07-3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8-06-2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8-05-3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8-04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8-04-1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8-03-30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8-02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8-01-2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7-12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7-11-3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7-10-3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7-09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7-08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7-07-2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7-06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7-05-26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7-04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7-03-3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7-01-2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6-12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6-11-2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6-10-2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6-10-12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6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6-07-2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6-06-2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6-05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6-04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6-03-2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6-02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6-01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5-12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5-11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5-10-2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5-09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5-08-2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5-07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5-06-2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5-05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5-04-2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5-03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5-02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5-01-28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4-12-2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4-11-2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4-10-2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4-09-2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4-08-2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4-07-3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4-06-2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4-04-2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4-03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4-02-24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4-01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3-12-3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3-11-2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3-10-2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3-09-2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3-08-2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3-07-3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3-06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3-05-3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3-04-2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3-03-27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3-02-25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3-01-3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2-12-27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2-11-29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2-10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2-09-1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2-08-3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2-07-3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2-06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2-05-2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2-04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2-02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2-01-24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1-12-2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1-11-1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1-10-1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1-09-28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1-08-1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1-07-2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1-06-27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1-05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1-04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1-03-2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1-02-2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1-01-2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12-2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11-2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10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09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08-31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08-2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07-2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06-24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05-1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04-2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03-2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02-24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10-01-2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9-12-2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9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9-01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8-12-3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8-09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8-08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8-07-2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8-06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8-05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8-04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7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6-06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6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4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2-02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1-11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9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5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3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9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927076552301</text:p>
          </table:table-cell>
          <table:table-cell office:value-type="string" calcext:value-type="string">
            <text:p>CH De <text:s/>45</text:p>
          </table:table-cell>
          <table:table-cell office:value-type="string" calcext:value-type="string">
            <text:p>198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54" meta:object-count="0"/>
    <meta:user-defined meta:name="AppVersion">3.0</meta:user-defined>
  </office:meta>
</office:document-meta>
</file>